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3335e" officeooo:paragraph-rsid="001132fa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04b980" officeooo:paragraph-rsid="000abf02"/>
    </style:style>
    <style:style style:name="P8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bf02" officeooo:paragraph-rsid="000abf0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weight="bold" officeooo:rsid="0013d8e7" officeooo:paragraph-rsid="0013d8e7" style:font-weight-asian="bold" style:font-weight-complex="bold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0abf02"/>
    </style:style>
    <style:style style:name="P13" style:family="paragraph" style:parent-style-name="Table_20_Contents">
      <style:paragraph-properties fo:line-height="115%" fo:text-align="justify" style:justify-single-word="false"/>
      <style:text-properties officeooo:paragraph-rsid="001132fa"/>
    </style:style>
    <style:style style:name="P14" style:family="paragraph" style:parent-style-name="Table_20_Contents">
      <style:paragraph-properties fo:line-height="115%" fo:text-align="justify" style:justify-single-word="false"/>
      <style:text-properties officeooo:rsid="001132fa" officeooo:paragraph-rsid="001132fa"/>
    </style:style>
    <style:style style:name="P15" style:family="paragraph" style:parent-style-name="Standard">
      <style:text-properties officeooo:paragraph-rsid="001132fa"/>
    </style:style>
    <style:style style:name="P16" style:family="paragraph" style:parent-style-name="Table_20_Contents">
      <style:paragraph-properties fo:text-align="justify" style:justify-single-word="false"/>
      <style:text-properties officeooo:rsid="00128231" officeooo:paragraph-rsid="00128231"/>
    </style:style>
    <style:style style:name="P17" style:family="paragraph" style:parent-style-name="Table_20_Contents">
      <style:paragraph-properties fo:text-align="center" style:justify-single-word="false"/>
      <style:text-properties officeooo:rsid="00128231" officeooo:paragraph-rsid="00128231"/>
    </style:style>
    <style:style style:name="P18" style:family="paragraph" style:parent-style-name="Table_20_Contents">
      <style:paragraph-properties fo:text-align="center" style:justify-single-word="false"/>
      <style:text-properties officeooo:rsid="000abf02" officeooo:paragraph-rsid="000abf02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21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15bcc9" officeooo:paragraph-rsid="0015bcc9"/>
    </style:style>
    <style:style style:name="P22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23" style:family="paragraph" style:parent-style-name="Table_20_Contents">
      <style:paragraph-properties fo:line-height="115%" fo:text-align="justify" style:justify-single-word="false"/>
      <style:text-properties officeooo:rsid="0015bcc9" officeooo:paragraph-rsid="0015bcc9"/>
    </style:style>
    <style:style style:name="T1" style:family="text">
      <style:text-properties officeooo:rsid="0004b980"/>
    </style:style>
    <style:style style:name="T2" style:family="text">
      <style:text-properties officeooo:rsid="000abf02"/>
    </style:style>
    <style:style style:name="T3" style:family="text">
      <style:text-properties officeooo:rsid="0013d8e7"/>
    </style:style>
    <style:style style:name="T4" style:family="text">
      <style:text-properties officeooo:rsid="0015bc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m PJBL <text:span text:style-name="T4">6</text:span></text:p>
      <text:p text:style-name="P2"/>
      <text:p text:style-name="P11"><text:span text:style-name="T4">EVALUASI</text:span> DAN <text:span text:style-name="T4">REFLEKSI</text:span></text:p>
      <text:p text:style-name="P2"/>
      <text:p text:style-name="P3">Kelompok<text:tab/>:</text:p>
      <text:p text:style-name="P3">Mata Kuliah<text:tab/>: <text:span text:style-name="T1">Kecerdasan Buatan</text:span></text:p>
      <text:p text:style-name="P3">Tanggal<text:tab/>:</text:p>
      <text:p text:style-name="P21">Minggu ke-<text:tab/>:</text:p>
      <text:p text:style-name="P3">Topik<text:tab/>: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/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><text:s/></text:p>
              </text:list-item>
              <text:list-item>
                <text:p text:style-name="P22"/>
              </text:list-item>
            </text:list>
          </table:table-cell>
        </table:table-row>
      </table:table>
      <text:p text:style-name="P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Review hasil pembelajaran PJBL:</text:p>
          </table:table-cell>
        </table:table-row>
        <table:table-row>
          <table:table-cell table:style-name="Table2.A2" office:value-type="string">
            <text:p text:style-name="P23">Kendala yang dihadapi: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5"/>
      <text:p text:style-name="P7">Tunjukkan borang kepada Dosen untuk disetujui. Borang ini diperlukan pada sesi ajar-mengajar. Simpan borang ini untuk dikumpulkan bersama laporan kelompok.</text:p>
      <text:p text:style-name="P5"/>
      <text:p text:style-name="P6"><text:tab/>Balikpapan, . . . .</text:p>
      <text:p text:style-name="P6"><text:tab/>Dosen pengampu mata kuliah,</text:p>
      <text:p text:style-name="P6"/>
      <text:p text:style-name="P6"/>
      <text:p text:style-name="P6"><text:tab/>(ttd)</text:p>
      <text:p text:style-name="P6"/>
      <text:p text:style-name="P6"/>
      <text:p text:style-name="P6"><text:tab/>Nama</text:p>
      <text:p text:style-name="P6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09T12:00:34.631485293</dc:date>
    <dc:creator>Mifta Nur Farid</dc:creator>
    <meta:editing-duration>PT42M35S</meta:editing-duration>
    <meta:editing-cycles>12</meta:editing-cycles>
    <meta:generator>LibreOffice/7.6.4.1$Linux_X86_64 LibreOffice_project/60$Build-1</meta:generator>
    <meta:document-statistic meta:table-count="2" meta:image-count="0" meta:object-count="0" meta:page-count="1" meta:paragraph-count="25" meta:word-count="71" meta:character-count="429" meta:non-whitespace-character-count="371"/>
  </office:meta>
</office:document-meta>
</file>